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2">
      <style:text-properties fo:font-size="15pt" style:font-size-asian="15pt" style:font-size-complex="15pt"/>
    </style:style>
    <style:style style:name="P5" style:family="paragraph" style:parent-style-name="Standard" style:list-style-name="L3">
      <style:text-properties fo:font-size="15pt" style:font-size-asian="15pt" style:font-size-complex="15pt"/>
    </style:style>
    <style:style style:name="P6" style:family="paragraph" style:parent-style-name="Standard" style:list-style-name="L4">
      <style:text-properties fo:font-size="15pt" style:font-size-asian="15pt" style:font-size-complex="15pt"/>
    </style:style>
    <style:style style:name="P7" style:family="paragraph" style:parent-style-name="Standard" style:list-style-name="L5">
      <style:text-properties fo:font-size="15pt" style:font-size-asian="15pt" style:font-size-complex="15pt"/>
    </style:style>
    <style:style style:name="P8" style:family="paragraph" style:parent-style-name="Standard" style:list-style-name="L6">
      <style:text-properties fo:font-size="15pt" style:font-size-asian="15pt" style:font-size-complex="15pt"/>
    </style:style>
    <style:style style:name="P9" style:family="paragraph" style:parent-style-name="Standard" style:list-style-name="L7">
      <style:text-properties fo:font-size="15pt" style:font-size-asian="15pt" style:font-size-complex="15pt"/>
    </style:style>
    <style:style style:name="P10" style:family="paragraph" style:parent-style-name="Standard" style:list-style-name="L8">
      <style:text-properties fo:font-size="15pt" style:font-size-asian="15pt" style:font-size-complex="15pt"/>
    </style:style>
    <style:style style:name="P11" style:family="paragraph" style:parent-style-name="Standard" style:list-style-name="L9">
      <style:text-properties fo:font-size="15pt" style:font-size-asian="15pt" style:font-size-complex="15pt"/>
    </style:style>
    <style:style style:name="P12" style:family="paragraph" style:parent-style-name="Standard" style:list-style-name="L10">
      <style:text-properties fo:font-size="15pt" style:font-size-asian="15pt" style:font-size-complex="15pt"/>
    </style:style>
    <style:style style:name="P13" style:family="paragraph" style:parent-style-name="Standard" style:list-style-name="L11">
      <style:text-properties fo:font-size="15pt" style:font-size-asian="15pt" style:font-size-complex="15pt"/>
    </style:style>
    <style:style style:name="P14" style:family="paragraph" style:parent-style-name="Standard" style:list-style-name="L12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4.5 user authentication</text:p>
      <text:p text:style-name="P1"/>
      <text:p text:style-name="P1">Authentication:</text:p>
      <text:list xml:id="list114274606" text:style-name="L1">
        <text:list-item>
          <text:p text:style-name="P3">Verification of an identity (user, computer)</text:p>
        </text:list-item>
        <text:list-item>
          <text:p text:style-name="P3">Examples: user logging into system, web server using SSL/TLS</text:p>
        </text:list-item>
      </text:list>
      <text:p text:style-name="P1"/>
      <text:p text:style-name="P1">Connection to access control:</text:p>
      <text:list xml:id="list1998545138" text:style-name="L2">
        <text:list-item>
          <text:p text:style-name="P4">Access control determines authorization to access objects</text:p>
        </text:list-item>
        <text:list-item>
          <text:p text:style-name="P4">Authorization depends on correct authentication</text:p>
        </text:list-item>
        <text:list-item>
          <text:p text:style-name="P4">Authentication determines identity of subjects</text:p>
        </text:list-item>
      </text:list>
      <text:p text:style-name="P1"/>
      <text:p text:style-name="P1">Human authentication</text:p>
      <text:p text:style-name="P1"/>
      <text:p text:style-name="P1">Multi-factor authentication</text:p>
      <text:list xml:id="list1593570007" text:style-name="L3">
        <text:list-item>
          <text:p text:style-name="P5">Reduces the types of valid threats</text:p>
        </text:list-item>
      </text:list>
      <text:list xml:id="list950567111" text:style-name="L4">
        <text:list-item>
          <text:p text:style-name="P6">Something the user has</text:p>
          <text:list>
            <text:list-item>
              <text:p text:style-name="P6">Smartcard</text:p>
            </text:list-item>
          </text:list>
        </text:list-item>
        <text:list-item>
          <text:p text:style-name="P6">Something the user knows</text:p>
          <text:list>
            <text:list-item>
              <text:p text:style-name="P6">Password, PIN</text:p>
            </text:list-item>
          </text:list>
        </text:list-item>
        <text:list-item>
          <text:p text:style-name="P6">Something the user is</text:p>
          <text:list>
            <text:list-item>
              <text:p text:style-name="P6">Biometrics</text:p>
            </text:list-item>
          </text:list>
        </text:list-item>
      </text:list>
      <text:p text:style-name="P1"/>
      <text:p text:style-name="P1">Password-based authentication</text:p>
      <text:list xml:id="list65993095" text:style-name="L6">
        <text:list-item>
          <text:p text:style-name="P8">Secret word known to computer and user</text:p>
        </text:list-item>
        <text:list-item>
          <text:p text:style-name="P8">Attacks</text:p>
          <text:list>
            <text:list-item>
              <text:p text:style-name="P8">Error message that reveal information</text:p>
              <text:list>
                <text:list-item>
                  <text:p text:style-name="P8">Incorrect username or incorrect password</text:p>
                </text:list-item>
              </text:list>
            </text:list-item>
            <text:list-item>
              <text:p text:style-name="P8">Brute force</text:p>
              <text:list>
                <text:list-item>
                  <text:p text:style-name="P8">Trying all possible passwords</text:p>
                </text:list-item>
                <text:list-item>
                  <text:p text:style-name="P8">Long, complex passwords defend against this</text:p>
                </text:list-item>
              </text:list>
            </text:list-item>
            <text:list-item>
              <text:p text:style-name="P8">Dictionary attacks</text:p>
              <text:list>
                <text:list-item>
                  <text:p text:style-name="P8">Try common dictionary words</text:p>
                </text:list-item>
                <text:list-item>
                  <text:p text:style-name="P8">Make adjustments: leet-speak, append numbers</text:p>
                </text:list-item>
              </text:list>
            </text:list-item>
            <text:list-item>
              <text:p text:style-name="P8">Passwords likely for user</text:p>
              <text:list>
                <text:list-item>
                  <text:p text:style-name="P8">Relative's names, pets names, birthdates</text:p>
                </text:list-item>
              </text:list>
            </text:list-item>
            <text:list-item>
              <text:p text:style-name="P8">Social engg</text:p>
              <text:list>
                <text:list-item>
                  <text:p text:style-name="P8">Offer something in exchange for password</text:p>
                </text:list-item>
              </text:list>
            </text:list-item>
            <text:list-item>
              <text:p text:style-name="P8">Trojan login program</text:p>
            </text:list-item>
          </text:list>
        </text:list-item>
      </text:list>
      <text:p text:style-name="P1"/>
      <text:p text:style-name="P1"><text:soft-page-break/>Computer storage of passwords</text:p>
      <text:list xml:id="list1786153619" text:style-name="L7">
        <text:list-item>
          <text:p text:style-name="P9">Plaintext: read access must be blocked</text:p>
        </text:list-item>
        <text:list-item>
          <text:p text:style-name="P9">Encrypted passwords: compute one-way hash, store hash</text:p>
        </text:list-item>
      </text:list>
      <text:p text:style-name="P1"/>
      <text:p text:style-name="P1">Salt:</text:p>
      <text:list xml:id="list641749074" text:style-name="L8">
        <text:list-item>
          <text:p text:style-name="P10">Add random, (publicly-known) data to the start of each password before hash</text:p>
        </text:list-item>
        <text:list-item>
          <text:p text:style-name="P10">Same passwords then hashed differently</text:p>
        </text:list-item>
      </text:list>
      <text:p text:style-name="P1"/>
      <text:p text:style-name="P1">Password selection</text:p>
      <text:list xml:id="list139795081" text:style-name="L9">
        <text:list-item>
          <text:p text:style-name="P11">Use symbols from large character set (upper, lower, numeric, symbols)</text:p>
        </text:list-item>
        <text:list-item>
          <text:p text:style-name="P11">Long</text:p>
        </text:list-item>
        <text:list-item>
          <text:p text:style-name="P11">Avoid dictionary words</text:p>
        </text:list-item>
        <text:list-item>
          <text:p text:style-name="P11">Avoid names</text:p>
        </text:list-item>
      </text:list>
      <text:p text:style-name="P1"/>
      <text:p text:style-name="P1">Challenge-response</text:p>
      <text:list xml:id="list695631488" text:style-name="L10">
        <text:list-item>
          <text:p text:style-name="P12">System presents challenge, user generates response using secret info</text:p>
        </text:list-item>
      </text:list>
      <text:p text:style-name="P1"/>
      <text:p text:style-name="P1">Biometrics</text:p>
      <text:list xml:id="list73641149" text:style-name="L11">
        <text:list-item>
          <text:p text:style-name="P13">Measurement of biological properties of user</text:p>
          <text:list>
            <text:list-item>
              <text:p text:style-name="P13">Fingerprints, hand geometry, iris, retina, voice</text:p>
            </text:list-item>
          </text:list>
        </text:list-item>
        <text:list-item>
          <text:p text:style-name="P13">Problems?</text:p>
        </text:list-item>
      </text:list>
      <text:p text:style-name="P1"/>
      <text:p text:style-name="P1">Interesting example from book</text:p>
      <text:list xml:id="list2057977017" text:style-name="L5">
        <text:list-item>
          <text:p text:style-name="P7">Piggy-wiggly had difficulty switching to biometric-based payment</text:p>
        </text:list-item>
        <text:list-item>
          <text:p text:style-name="P7">“Even when P-W offered free turkeys to people who enrolled in their biometric program, the turnout was meager”</text:p>
          <text:list>
            <text:list-item>
              <text:p text:style-name="P7">Social engg: A turkey would not alter the security or privacy of the system</text:p>
            </text:list-item>
          </text:list>
        </text:list-item>
      </text:list>
      <text:p text:style-name="P1"/>
      <text:p text:style-name="P1">Masquerade detection</text:p>
      <text:list xml:id="list1056476424" text:style-name="L12">
        <text:list-item>
          <text:p text:style-name="P14">Identification of attacker masquerading as known user</text:p>
        </text:list-item>
        <text:list-item>
          <text:p text:style-name="P14">Look at patterns of use, time of use, objects access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n Giffin</meta:initial-creator>
    <meta:creation-date>2008-02-27T09:29:58</meta:creation-date>
    <dc:date>2008-11-05T00:31:29</dc:date>
    <dc:language>en-US</dc:language>
    <meta:editing-cycles>3</meta:editing-cycles>
    <meta:editing-duration>PT00H22M39S</meta:editing-duration>
    <meta:document-statistic meta:table-count="0" meta:image-count="0" meta:object-count="0" meta:page-count="2" meta:paragraph-count="57" meta:word-count="316" meta:character-count="1986"/>
    <dc:creator>Jon Giffin</dc:creator>
    <meta:user-defined meta:name="Info 1"/>
    <meta:user-defined meta:name="Info 2"/>
    <meta:user-defined meta:name="Info 3"/>
    <meta:user-defined meta:name="Info 4"/>
  </office:meta>
</office:document-meta>
</file>